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ext_20_body" style:list-style-name="L63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5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0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0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1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1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1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1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1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15" style:family="paragraph" style:parent-style-name="Table_20_Contents" style:list-style-name="L64">
      <style:text-properties style:font-name="Verdana" fo:font-size="14pt" style:font-size-asian="14pt" style:font-size-complex="14pt"/>
    </style:style>
    <style:style style:name="P116" style:family="paragraph" style:parent-style-name="Table_20_Contents" style:list-style-name="L65">
      <style:text-properties style:font-name="Verdana" fo:font-size="14pt" style:font-size-asian="14pt" style:font-size-complex="14pt"/>
    </style:style>
    <style:style style:name="P117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118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88411699647661688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2519882457274475559" text:style-name="L2">
        <text:list-item>
          <text:p text:style-name="P32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3633833186490924225" text:style-name="L3">
        <text:list-item>
          <text:p text:style-name="P33">REVIEW </text:p>
        </text:list-item>
        <text:list-item>
          <text:p text:style-name="P33">TASK-1 : start</text:p>
          <text:list>
            <text:list-item>
              <text:p text:style-name="P33"><text:span text:style-name="T1">#_ </text:span>T-1.1</text:p>
              <text:list>
                <text:list-item>
                  <text:p text:style-name="P33">DUP ==&gt; ea-4.mq4</text:p>
                </text:list-item>
                <text:list-item>
                  <text:p text:style-name="P33">func list</text:p>
                  <text:list>
                    <text:list-item>
                      <text:p text:style-name="P33">gen-func-list.bat // (C:\Users\iwabuchiken\AppData\Roaming\MetaQuotes\Terminal\34B08C83A5AAE27A4079DE708E60511E\MQL4\utils)</text:p>
                      <text:list>
                        <text:list-item>
                          <text:p text:style-name="P33">edit</text:p>
                        </text:list-item>
                      </text:list>
                    </text:list-item>
                  </text:list>
                </text:list-item>
                <text:list-item>
                  <text:p text:style-name="P33">compile ==&gt; OK</text:p>
                </text:list-item>
                <text:list-item>
                  <text:p text:style-name="P33">EXEC ==&gt; OK</text:p>
                </text:list-item>
              </text:list>
            </text:list-item>
            <text:list-item>
              <text:p text:style-name="P33">T-1.2 : new FUNC : dp_Dispatch(int idOf_DP) : bool</text:p>
              <text:list>
                <text:list-item>
                  <text:list>
                    <text:list-item>
                      <text:p text:style-name="P33">//_20200515_120722:tmp (ea-5.1.mq4)</text:p>
                    </text:list-item>
                    <text:list-item>
                      <text:p text:style-name="P33">libfx_dp_1.mqh</text:p>
                    </text:list-item>
                  </text:list>
                </text:list-item>
                <text:list-item>
                  <text:p text:style-name="P33"><text:soft-page-break/>CODE</text:p>
                  <text:list>
                    <text:list-item>
                      <text:p text:style-name="P33">signature</text:p>
                    </text:list-item>
                    <text:list-item>
                      <text:p text:style-name="P33">labels</text:p>
                    </text:list-item>
                    <text:list-item>
                      <text:p text:style-name="P33">caller</text:p>
                    </text:list-item>
                  </text:list>
                </text:list-item>
                <text:list-item>
                  <text:p text:style-name="P33">COMPILE : OK</text:p>
                </text:list-item>
                <text:list-item>
                  <text:p text:style-name="P33">TEST :==&gt; OK</text:p>
                </text:list-item>
              </text:list>
            </text:list-item>
            <text:list-item>
              <text:p text:style-name="P33"><text:span text:style-name="T1">#_ </text:span>T-1.3 : libfx_dp_1.mqh ==&gt; funclist</text:p>
            </text:list-item>
            <text:list-item>
              <text:p text:style-name="P33">T-1.4 : func “dp_Dispatch” ==&gt; if sentence → coding</text:p>
              <text:list>
                <text:list-item>
                  <text:p text:style-name="P33"><text:span text:style-name="T1">#_ </text:span>CODE : //_20200515_123508:tmp</text:p>
                  <text:list>
                    <text:list-item>
                      <text:p text:style-name="P33">new FUNC : dp_5_1_PrevBar_BB_egt_2()</text:p>
                      <text:list>
                        <text:list-item>
                          <text:p text:style-name="P33"><text:span text:style-name="T1">#_ </text:span>sig</text:p>
                        </text:list-item>
                        <text:list-item>
                          <text:p text:style-name="P33"><text:span text:style-name="T1">#_ </text:span>labels</text:p>
                        </text:list-item>
                        <text:list-item>
                          <text:p text:style-name="P33"><text:span text:style-name="T1">#_ </text:span>caller</text:p>
                        </text:list-item>
                      </text:list>
                    </text:list-item>
                    <text:list-item>
                      <text:p text:style-name="P33">COMPILE ==&gt; OK</text:p>
                    </text:list-item>
                    <text:list-item>
                      <text:p text:style-name="P33"><text:span text:style-name="T1">#_ </text:span>TEST ==&gt; </text:p>
                      <text:list>
                        <text:list-item>
                          <text:p text:style-name="P33">==&gt; OK</text:p>
                        </text:list-item>
                      </text:list>
                    </text:list-item>
                  </text:list>
                </text:list-item>
                <text:list-item>
                  <text:p text:style-name="P33">CODE : actual lines : //_20200515_124341:tmp</text:p>
                </text:list-item>
                <text:list-item>
                  <text:p text:style-name="P33">COMPILE : OK</text:p>
                </text:list-item>
                <text:list-item>
                  <text:p text:style-name="P3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97823139475460160" text:style-name="L4">
        <text:list-item>
          <text:p text:style-name="P34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5502163" text:continue-list="list288411699647661688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T-1.1 : steps</text:p>
              <text:list>
                <text:list-item>
                  <text:p text:style-name="P3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501685" text:continue-numbering="true" text:style-name="L1">
        <text:list-item>
          <text:list>
            <text:list-item>
              <text:list>
                <text:list-item>
                  <text:p text:style-name="P31">note</text:p>
                  <text:list>
                    <text:list-item>
                      <text:p text:style-name="P3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49963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52784047241374729" text:style-name="L5">
        <text:list-item>
          <text:p text:style-name="P3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5476324492335296773" text:style-name="L6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steps</text:p>
              <text:list>
                <text:list-item>
                  <text:p text:style-name="P36">gen : trade report</text:p>
                  <text:list>
                    <text:list-item>
                      <text:p text:style-name="P3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512319" text:continue-numbering="true" text:style-name="L6">
        <text:list-item>
          <text:list>
            <text:list-item>
              <text:list>
                <text:list-item>
                  <text:p text:style-name="P36">PROBLEM : “'$cntOf_Ticket_Num_Match : 0'”</text:p>
                  <text:list>
                    <text:list-item>
                      <text:p text:style-name="P36">TRY-1</text:p>
                      <text:list>
                        <text:list-item>
                          <text:p text:style-name="P3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6">sheet</text:p>
                  <text:list>
                    <text:list-item>
                      <text:p text:style-name="P36">log_JVE_44_10_3_4.[session-3].ods</text:p>
                    </text:list-item>
                    <text:list-item>
                      <text:p text:style-name="P36">DUP : tab “4”</text:p>
                    </text:list-item>
                    <text:list-item>
                      <text:p text:style-name="P36">delete : entries</text:p>
                    </text:list-item>
                    <text:list-item>
                      <text:p text:style-name="P36">C/P : file content</text:p>
                    </text:list-item>
                    <text:list-item>
                      <text:p text:style-name="P36">DUP : tab ==&gt; “5.1”</text:p>
                    </text:list-item>
                    <text:list-item>
                      <text:p text:style-name="P36">entries ==&gt; sort : BB-loc.-1 ~ -3</text:p>
                    </text:list-item>
                  </text:list>
                </text:list-item>
              </text:list>
            </text:list-item>
            <text:list-item>
              <text:p text:style-name="P3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482818" text:continue-numbering="true" text:style-name="L6">
        <text:list-item>
          <text:list>
            <text:list-item>
              <text:p text:style-name="P3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192935097792729723" text:style-name="L7">
              <text:list-item>
                <text:p text:style-name="P107">この sequence は、プラスか？</text:p>
                <text:list>
                  <text:list-item>
                    <text:p text:style-name="P109">4-4-4-2-2 (A-Z order)</text:p>
                  </text:list-item>
                </text:list>
              </text:list-item>
              <text:list-item>
                <text:p text:style-name="P107">この sequence は、マイナスか？</text:p>
                <text:list>
                  <text:list-item>
                    <text:p text:style-name="P107">2-2-2-2 (A-Z order)</text:p>
                  </text:list-item>
                </text:list>
              </text:list-item>
            </text:list>
          </table:table-cell>
        </table:table-row>
      </table:table>
      <text:list xml:id="list35510390" text:continue-list="list35482818" text:style-name="L6">
        <text:list-item>
          <text:list>
            <text:list-item>
              <text:p text:style-name="P36"/>
            </text:list-item>
          </text:list>
        </text:list-item>
      </text:list>
      <text:p text:style-name="P8"/>
      <text:p text:style-name="P8">[next]</text:p>
      <text:list xml:id="list1166056793827197579" text:style-name="L8">
        <text:list-item>
          <text:p text:style-name="P37">TASK : slice bar data file ==&gt; </text:p>
          <text:list>
            <text:list-item>
              <text:p text:style-name="P37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1119245626494846847" text:style-name="L9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//_20200518_124428:tmp (init())</text:p>
                </text:list-item>
                <text:list-item>
                  <text:p text:style-name="P38">//_20200428_144229:head</text:p>
                </text:list-item>
                <text:list-item>
                  <text:p text:style-name="P38">//_20200518_124948:tmp ==&gt; data : body</text:p>
                </text:list-item>
                <text:list-item>
                  <text:p text:style-name="P38">//_20200518_125012:tmp ==&gt; data : header</text:p>
                </text:list-item>
              </text:list>
            </text:list-item>
            <text:list-item>
              <text:p text:style-name="P38"><text:span text:style-name="T1">#_ </text:span>T-1.1 : data : body ==&gt; MFI</text:p>
              <text:list>
                <text:list-item>
                  <text:p text:style-name="P38"><text:span text:style-name="T1">#_ </text:span>CODE</text:p>
                  <text:list>
                    <text:list-item>
                      <text:p text:style-name="P38">TEST ==&gt; OK</text:p>
                    </text:list-item>
                  </text:list>
                </text:list-item>
                <text:list-item>
                  <text:p text:style-name="P38"><text:span text:style-name="T1">#_ </text:span>CODE : normalize double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ata : body ==&gt; RSI</text:p>
              <text:list>
                <text:list-item>
                  <text:p text:style-name="P38">CODE : //_20200518_131109:tmp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data : body ==&gt; Force</text:p>
              <text:list>
                <text:list-item>
                  <text:p text:style-name="P38">CODE : //_20200518_132500:tmp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Force ==&gt; period → to 20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4 : sheet</text:p>
              <text:list>
                <text:list-item>
                  <text:p text:style-name="P3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92564346458285000" text:style-name="L10">
        <text:list-item>
          <text:p text:style-name="P3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551074049951038302" text:style-name="L11">
        <text:list-item>
          <text:p text:style-name="P40">REVIEW </text:p>
        </text:list-item>
        <text:list-item>
          <text:p text:style-name="P4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5503330" text:continue-numbering="true" text:style-name="L11">
        <text:list-item>
          <text:list>
            <text:list-item>
              <text:p text:style-name="P40">T-1.1 : controller</text:p>
              <text:list>
                <text:list-item>
                  <text:p text:style-name="P40">CODE : new FUNC : “tasks_26_Gen_Combined_Trade_Result_List”</text:p>
                </text:list-item>
                <text:list-item>
                  <text:p text:style-name="P4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5504325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0">==&gt; OK : “Missing View”</text:p>
                    </text:list-item>
                  </text:list>
                </text:list-item>
              </text:list>
            </text:list-item>
            <text:list-item>
              <text:p text:style-name="P40">T-1.2 : view</text:p>
              <text:list>
                <text:list-item>
                  <text:p text:style-name="P40">DUP : util_3___gen__trading__result__list.ctp</text:p>
                </text:list-item>
                <text:list-item>
                  <text:p text:style-name="P40">edit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logic</text:p>
              <text:list>
                <text:list-item>
                  <text:p text:style-name="P40"><text:soft-page-break/>//_20200519_191713:tmp (\Controller\FxUtilitiesController.php)</text:p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8">[next]</text:p>
      <text:list xml:id="list1586651266923377580" text:style-name="L12">
        <text:list-item>
          <text:p text:style-name="P41">TASK : cont. (TASKS-26)</text:p>
          <text:list>
            <text:list-item>
              <text:p text:style-name="P41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2446106877786555520" text:style-name="L13">
        <text:list-item>
          <text:p text:style-name="P42">REVIEW </text:p>
        </text:list-item>
        <text:list-item>
          <text:p text:style-name="P42">TASK-1 : cont. (TASKS-26)</text:p>
          <text:list>
            <text:list-item>
              <text:list>
                <text:list-item>
                  <text:p text:style-name="P42">//_20200519_192026:next</text:p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 : upto ==&gt; get list of keyword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upto current ==&gt; to a function</text:p>
              <text:list>
                <text:list-item>
                  <text:p text:style-name="P42">CODE : </text:p>
                  <text:list>
                    <text:list-item>
                      <text:p text:style-name="P42">new FUNC ==&gt; “tasks_26_Gen_Combined_Trade_Result_List__Get_Keyword_List”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build ==&gt; url </text:p>
              <text:list>
                <text:list-item>
                  <text:p text:style-name="P42"><text:soft-page-break/>CODE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201718161817840433" text:style-name="L14">
              <text:list-item>
                <text:p text:style-name="P110">ticket data : dpath</text:p>
                <text:list>
                  <text:list-item>
                    <text:p text:style-name="P11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10">ticket data : fname</text:p>
                <text:list>
                  <text:list-item>
                    <text:p text:style-name="P11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10">statement file : file name</text:p>
                <text:list>
                  <text:list-item>
                    <text:p text:style-name="P11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5482307" text:continue-list="list2446106877786555520" text:style-name="L13">
        <text:list-item>
          <text:list>
            <text:list-item>
              <text:p text:style-name="P42"/>
            </text:list-item>
          </text:list>
        </text:list-item>
      </text:list>
      <text:p text:style-name="P8"/>
      <text:p text:style-name="P8">[next]</text:p>
      <text:list xml:id="list3440276863250622893" text:style-name="L15">
        <text:list-item>
          <text:p text:style-name="P43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4559520694002936859" text:style-name="L16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T-1.1</text:p>
              <text:list>
                <text:list-item>
                  <text:p text:style-name="P4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03324102729155193" text:style-name="L17">
        <text:list-item>
          <text:p text:style-name="P4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4260155390510292478" text:style-name="L18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5500345" text:continue-numbering="true" text:style-name="L18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5105507094210820595" text:style-name="L19">
        <text:list-item>
          <text:p text:style-name="P4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5656192687573273691" text:style-name="L20">
        <text:list-item>
          <text:p text:style-name="P48">REVIEW </text:p>
        </text:list-item>
        <text:list-item>
          <text:p text:style-name="P48">TASK-1 : prep ==&gt; sheet</text:p>
          <text:list>
            <text:list-item>
              <text:p text:style-name="P48">T-1.1</text:p>
              <text:list>
                <text:list-item>
                  <text:p text:style-name="P4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197614125491252595" text:style-name="L21">
              <text:list-item>
                <text:p text:style-name="P111">DUP tab</text:p>
              </text:list-item>
              <text:list-item>
                <text:p text:style-name="P11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830832011565032404" text:style-name="L22">
              <text:list-item>
                <text:p text:style-name="P112">tab “X” : BB-loc.-1 ~ -3 ==&gt; col : BW – BV – BU</text:p>
              </text:list-item>
              <text:list-item>
                <text:p text:style-name="P112">tab “X.1” : profit ==&gt; col : CH</text:p>
              </text:list-item>
            </text:list>
          </table:table-cell>
        </table:table-row>
      </table:table>
      <text:list xml:id="list35496207" text:continue-list="list5656192687573273691" text:style-name="L20">
        <text:list-item>
          <text:p text:style-name="P48">TASK-2 : OBSERVE</text:p>
          <text:list>
            <text:list-item>
              <text:p text:style-name="P4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815552691792971743" text:style-name="L23">
              <text:list-item>
                <text:p text:style-name="P113">2-2-2 ==&gt; </text:p>
                <text:list>
                  <text:list-item>
                    <text:p text:style-name="P113">total = 52</text:p>
                  </text:list-item>
                  <text:list-item>
                    <text:p text:style-name="P113">2-2-2 ==&gt; 3</text:p>
                  </text:list-item>
                  <text:list-item>
                    <text:p text:style-name="P11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482704282328770206" text:style-name="L24">
              <text:list-item>
                <text:p text:style-name="P114">2-2-2</text:p>
                <text:list>
                  <text:list-item>
                    <text:p text:style-name="P114">total = 66</text:p>
                  </text:list-item>
                  <text:list-item>
                    <text:p text:style-name="P114">2-2-2 ==&gt; 5</text:p>
                    <text:list>
                      <text:list-item>
                        <text:p text:style-name="P114">plus =&gt; 2</text:p>
                      </text:list-item>
                      <text:list-item>
                        <text:p text:style-name="P11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5493545" text:continue-list="list35496207" text:style-name="L20">
        <text:list-item>
          <text:list>
            <text:list-item>
              <text:p text:style-name="P4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5486350" text:continue-numbering="true" text:style-name="L20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4938569686640796442" text:style-name="L25">
        <text:list-item>
          <text:p text:style-name="P49">TASK-1</text:p>
          <text:list>
            <text:list-item>
              <text:p text:style-name="P49">this : THOUGHTS-2</text:p>
            </text:list-item>
          </text:list>
        </text:list-item>
        <text:list-item>
          <text:p text:style-name="P49">TASK-2 : <text:span text:style-name="T16">13.27</text:span></text:p>
          <text:list>
            <text:list-item>
              <text:p text:style-name="P49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751111600650022816" text:style-name="L26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0">T-1.1 : review file</text:p>
              <text:list>
                <text:list-item>
                  <text:p text:style-name="P50">CODE</text:p>
                  <text:list>
                    <text:list-item>
                      <text:p text:style-name="P50">init() ==&gt; setup() ==&gt; </text:p>
                      <text:list>
                        <text:list-item>
                          <text:p text:style-name="P50">//_20200521_144515:tmp</text:p>
                        </text:list-item>
                      </text:list>
                    </text:list-item>
                    <text:list-item>
                      <text:p text:style-name="P50">exec()</text:p>
                      <text:list>
                        <text:list-item>
                          <text:p text:style-name="P50">get_BasicData_with_RSI_BB_MFI (utils.mqh)</text:p>
                          <text:list>
                            <text:list-item>
                              <text:p text:style-name="P50">_get_FNAME</text:p>
                            </text:list-item>
                            <text:list-item>
                              <text:p text:style-name="P50">get_AryOf_RSI_BB_MFI</text:p>
                            </text:list-item>
                            <text:list-item>
                              <text:p text:style-name="P50">write2File_AryOf_BasicData_With_RSI_BB_MFI</text:p>
                            </text:list-item>
                            <text:list-item>
                              <text:p text:style-name="P5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 : add column ==&gt; “force”</text:p>
              <text:list>
                <text:list-item>
                  <text:p text:style-name="P50">current : “no;Open;High;Low;Close;RSI;MFI;BB.2s;BB.1s;BB.main;BB.-1s;BB.-2s;Diff;High/Low;datetime”</text:p>
                </text:list-item>
                <text:list-item>
                  <text:p text:style-name="P50">new :</text:p>
                  <text:list>
                    <text:list-item>
                      <text:p text:style-name="P5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0">T-1.3 : edit ==&gt; get_AryOf_RSI_BB_MFI</text:p>
              <text:list>
                <text:list-item>
                  <text:p text:style-name="P50">//_20200521_145524:tmp</text:p>
                  <text:list>
                    <text:list-item>
                      <text:p text:style-name="P50">dec<text:span text:style-name="T16">lare var</text:span></text:p>
                    </text:list-item>
                  </text:list>
                </text:list-item>
                <text:list-item>
                  <text:p text:style-name="P50">//_20200521_145459:tmp (utils.mqh)</text:p>
                  <text:list>
                    <text:list-item>
                      <text:p text:style-name="P50"><text:soft-page-break/>set val</text:p>
                    </text:list-item>
                  </text:list>
                </text:list-item>
                <text:list-item>
                  <text:p text:style-name="P50">“AryOf_Data” ==&gt; add “Force” val</text:p>
                  <text:list>
                    <text:list-item>
                      <text:p text:style-name="P50">change ==&gt; param : array length</text:p>
                      <text:list>
                        <text:list-item>
                          <text:p text:style-name="P50">//_20200521_150611:tmp</text:p>
                        </text:list-item>
                        <text:list-item>
                          <text:p text:style-name="P50">11 → 12</text:p>
                        </text:list-item>
                      </text:list>
                    </text:list-item>
                    <text:list-item>
                      <text:p text:style-name="P50">change ==&gt; caller line</text:p>
                      <text:list>
                        <text:list-item>
                          <text:p text:style-name="P50">//_20200521_150728:tmp (func caller)</text:p>
                        </text:list-item>
                        <text:list-item>
                          <text:p text:style-name="P50">//20200521_150747:tmp ==&gt; dec<text:span text:style-name="T16">lare array</text:span></text:p>
                          <text:list>
                            <text:list-item>
                              <text:p text:style-name="P50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add val : in-func lines</text:p>
                      <text:list>
                        <text:list-item>
                          <text:p text:style-name="P5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4 : edit ==&gt; write2File_AryOf_BasicData_With_RSI_BB_MFI</text:p>
              <text:list>
                <text:list-item>
                  <text:p text:style-name="P50">CODE </text:p>
                  <text:list>
                    <text:list-item>
                      <text:p text:style-name="P50"><text:span text:style-name="T2">#_ </text:span>header : _file_write__header_With_RSI_BB_MFI</text:p>
                      <text:list>
                        <text:list-item>
                          <text:p text:style-name="P50">caller : //_20200521_151117:tmp</text:p>
                        </text:list-item>
                        <text:list-item>
                          <text:p text:style-name="P50"><text:span text:style-name="T2">#_ </text:span>in-func line</text:p>
                          <text:list>
                            <text:list-item>
                              <text:p text:style-name="P50">//_20200521_151203:tmp</text:p>
                            </text:list-item>
                            <text:list-item>
                              <text:p text:style-name="P5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“write : data”</text:p>
                      <text:list>
                        <text:list-item>
                          <text:p text:style-name="P50">//_20200521_151335:tmp ==&gt; section</text:p>
                        </text:list-item>
                        <text:list-item>
                          <text:p text:style-name="P5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5 : TEST</text:p>
              <text:list>
                <text:list-item>
                  <text:p text:style-name="P50"><text:span text:style-name="T2">#_ </text:span>COMPILE </text:p>
                </text:list-item>
                <text:list-item>
                  <text:p text:style-name="P50">EXEC : obs_49_8.(A-J).(M5-55000).mq4</text:p>
                  <text:list>
                    <text:list-item>
                      <text:p text:style-name="P50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37557882046936460" text:style-name="L27">
        <text:list-item>
          <text:p text:style-name="P51">TASK : <text:s/><text:span text:style-name="T5">44#13.28</text:span></text:p>
          <text:list>
            <text:list-item>
              <text:p text:style-name="P51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1826904038474832447" text:style-name="L28">
        <text:list-item>
          <text:p text:style-name="P52">REVIEW </text:p>
        </text:list-item>
        <text:list-item>
          <text:p text:style-name="P52">TASK-1 : <text:s/><text:span text:style-name="T5">44#13.28</text:span></text:p>
          <text:list>
            <text:list-item>
              <text:list>
                <text:list-item>
                  <text:p text:style-name="P52">php coding</text:p>
                </text:list-item>
              </text:list>
            </text:list-item>
            <text:list-item>
              <text:p text:style-name="P52">T-1.1 : look around for files </text:p>
              <text:list>
                <text:list-item>
                  <text:p text:style-name="P52">==&gt; convert from csv to list of bardatas → where ?</text:p>
                </text:list-item>
                <text:list-item>
                  <text:p text:style-name="P52">//_20200522_114017:tmp (\FxTestController.php)</text:p>
                </text:list-item>
              </text:list>
            </text:list-item>
            <text:list-item>
              <text:p text:style-name="P52">T-1.2</text:p>
            </text:list-item>
          </text:list>
        </text:list-item>
        <text:list-item>
          <text:p text:style-name="P5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5489019" text:continue-numbering="true" text:style-name="L28">
        <text:list-item>
          <text:list>
            <text:list-item>
              <text:p text:style-name="P52">T-2.1 : new FUNC : slice_Raw_Data()</text:p>
              <text:list>
                <text:list-item>
                  <text:list>
                    <text:list-item>
                      <text:p text:style-name="P52">//_20200522_115734:head</text:p>
                    </text:list-item>
                  </text:list>
                </text:list-item>
                <text:list-item>
                  <text:p text:style-name="P52">DUP</text:p>
                </text:list-item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skeleton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1">#_ </text:span>T-2.2 : look-around</text:p>
              <text:list>
                <text:list-item>
                  <text:p text:style-name="P52"><text:soft-page-break/>TREE</text:p>
                  <text:list>
                    <text:list-item>
                      <text:p text:style-name="P52">_slice_Raw_Data_By_Week</text:p>
                      <text:list>
                        <text:list-item>
                          <text:p text:style-name="P52">LibFxAdmin::slice_Raw_Data_By_Week</text:p>
                          <text:list>
                            <text:list-item>
                              <text:p text:style-name="P5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2.3 : func : conv_CSV_Lines_To_BarDatas ==&gt; review</text:p>
            </text:list-item>
            <text:list-item>
              <text:p text:style-name="P52"><text:span text:style-name="T1">#_ </text:span>T-2.4 : class “BarData” ==&gt; add field</text:p>
              <text:list>
                <text:list-item>
                  <text:p text:style-name="P5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137470429936404691" text:style-name="L29">
        <text:list-item>
          <text:p text:style-name="P102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02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5485430" text:continue-list="list35499634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6675440387507442791" text:style-name="L30">
        <text:list-item>
          <text:p text:style-name="P53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5829500071664824930" text:style-name="L31">
        <text:list-item>
          <text:p text:style-name="P54">REVIEW </text:p>
        </text:list-item>
        <text:list-item>
          <text:p text:style-name="P54">TASK-1 : TASKS-28.1 : “<text:span text:style-name="T18">get_ListOf_BarDatas</text:span>” ==&gt; DUP</text:p>
          <text:list>
            <text:list-item>
              <text:list>
                <text:list-item>
                  <text:p text:style-name="P54">//_20200105_171836:head (\Lib\utils\libfx.php) </text:p>
                </text:list-item>
              </text:list>
            </text:list-item>
            <text:list-item>
              <text:p text:style-name="P54"><text:span text:style-name="T3">#_ </text:span>T-1.1 : DUP ==&gt; func : conv_CSV_Lines_To_BarDatas</text:p>
              <text:list>
                <text:list-item>
                  <text:p text:style-name="P54">conv_CSV_Lines_To_BarDatas__V2</text:p>
                  <text:list>
                    <text:list-item>
                      <text:p text:style-name="P54">//_20200522_164054:tmp</text:p>
                    </text:list-item>
                  </text:list>
                </text:list-item>
              </text:list>
            </text:list-item>
            <text:list-item>
              <text:p text:style-name="P54">T-1.2 : new FUNC : _slice_Raw_Data_By_Day (FxAdminController)</text:p>
              <text:list>
                <text:list-item>
                  <text:p text:style-name="P54">DUP : _slice_Raw_Data_By_Week</text:p>
                </text:list-item>
                <text:list-item>
                  <text:p text:style-name="P54">skeleton</text:p>
                </text:list-item>
                <text:list-item>
                  <text:p text:style-name="P5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5492663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use ==&gt; conv_CSV_Lines_To_BarDatas__V2</text:p>
              <text:list>
                <text:list-item>
                  <text:p text:style-name="P54">CODE </text:p>
                  <text:list>
                    <text:list-item>
                      <text:p text:style-name="P54">new FUNC : LibFxAdmin::slice_Raw_Data_By_Day__V2</text:p>
                    </text:list-item>
                    <text:list-item>
                      <text:p text:style-name="P54"><text:span text:style-name="T3">#_ </text:span>DUP</text:p>
                    </text:list-item>
                    <text:list-item>
                      <text:p text:style-name="P54"><text:span text:style-name="T3">#_ </text:span>skeleton</text:p>
                    </text:list-item>
                    <text:list-item>
                      <text:p text:style-name="P54">caller lines </text:p>
                    </text:list-item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<text:soft-page-break/>TEST : //_20200522_170915:tmp</text:p>
                  <text:list>
                    <text:list-item>
                      <text:p text:style-name="P54">return val : $lo_BarDatas ==&gt; show the 1<text:span text:style-name="T19">st</text:span> line</text:p>
                    </text:list-item>
                    <text:list-item>
                      <text:p text:style-name="P54">==&gt; PROBLEM : “object(BarData) {</text:p>
                    </text:list-item>
                    <text:list-item>
                      <text:p text:style-name="P54"><text:tab/>no =&gt; '1'</text:p>
                    </text:list-item>
                    <text:list-item>
                      <text:p text:style-name="P54"><text:tab/>price_Open =&gt; ';'</text:p>
                    </text:list-item>
                    <text:list-item>
                      <text:p text:style-name="P54"><text:tab/>price_High =&gt; '7'</text:p>
                    </text:list-item>
                    <text:list-item>
                      <text:p text:style-name="P54"><text:tab/>price_Low =&gt; '0'</text:p>
                    </text:list-item>
                    <text:list-item>
                      <text:p text:style-name="P54"><text:tab/>price_Close =&gt; '.'</text:p>
                    </text:list-item>
                    <text:list-item>
                      <text:p text:style-name="P54"><text:tab/>rsi =&gt; '6'</text:p>
                    </text:list-item>
                    <text:list-item>
                      <text:p text:style-name="P54"><text:tab/>mfi =&gt; '2'</text:p>
                    </text:list-item>
                    <text:list-item>
                      <text:p text:style-name="P54"><text:tab/>force =&gt; '7'</text:p>
                    </text:list-item>
                    <text:list-item>
                      <text:p text:style-name="P54"><text:tab/>bb_2S =&gt; ';'</text:p>
                    </text:list-item>
                    <text:list-item>
                      <text:p text:style-name="P5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64391492241151274" text:style-name="L32">
        <text:list-item>
          <text:p text:style-name="P55">TASK : continue ==&gt; fix problem</text:p>
          <text:list>
            <text:list-item>
              <text:p text:style-name="P55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2973420930319887129" text:style-name="L33">
        <text:list-item>
          <text:p text:style-name="P5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5501814" text:continue-numbering="true" text:style-name="L33">
        <text:list-item>
          <text:p text:style-name="P56"><text:span text:style-name="T1">#_ </text:span>TASK-1 : continue ==&gt; fix problem</text:p>
          <text:list>
            <text:list-item>
              <text:list>
                <text:list-item>
                  <text:p text:style-name="P56">//_20200522_171234:next (LibFxAdmin)</text:p>
                </text:list-item>
              </text:list>
            </text:list-item>
            <text:list-item>
              <text:p text:style-name="P56">T-1.1 : debugging</text:p>
              <text:list>
                <text:list-item>
                  <text:p text:style-name="P56">CODE : //debug:20200523_161125</text:p>
                </text:list-item>
                <text:list-item>
                  <text:p text:style-name="P56">==&gt; OK</text:p>
                </text:list-item>
              </text:list>
            </text:list-item>
            <text:list-item>
              <text:p text:style-name="P56">T-1.2 : new FUNC ==&gt; test_Libfx_Conv_CSV_Lines_To_BarDatas__V2</text:p>
              <text:list>
                <text:list-item>
                  <text:p text:style-name="P56">CODE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p text:style-name="P56">new FUNC : sort_CSV_Lines_BarData__By_Date</text:p>
              <text:list>
                <text:list-item>
                  <text:p text:style-name="P56">caller : //_20200523_163505:tmp</text:p>
                </text:list-item>
                <text:list-item>
                  <text:p text:style-name="P5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43371772036734930" text:style-name="L34">
        <text:list-item>
          <text:p text:style-name="P58">TASK</text:p>
          <text:list>
            <text:list-item>
              <text:p text:style-name="P58">//_20200523_164309:next (LibFxAdmin)</text:p>
            </text:list-item>
            <text:list-item>
              <text:p text:style-name="P58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6808989427240893727" text:style-name="L35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23_164309:next (LibFxAdmin)</text:p>
                </text:list-item>
                <text:list-item>
                  <text:p text:style-name="P59">ref : //_20200523_163753:ref (LibFxAdmin)</text:p>
                </text:list-item>
              </text:list>
            </text:list-item>
            <text:list-item>
              <text:p text:style-name="P59">T-1.1 : upto ==&gt; show datetime vals 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upto → compare</text:p>
              <text:list>
                <text:list-item>
                  <text:p text:style-name="P59">//debug:20200524_112305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//debug:20200524_112536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judge</text:p>
              <text:list>
                <text:list-item>
                  <text:p text:style-name="P59">//debug:20200524_112849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ort</text:p>
              <text:list>
                <text:list-item>
                  <text:p text:style-name="P59">//_20200524_113854:tmp</text:p>
                </text:list-item>
                <text:list-item>
                  <text:p text:style-name="P59">//debug:20200524_114454</text:p>
                  <text:list>
                    <text:list-item>
                      <text:p text:style-name="P59">==&gt; OK </text:p>
                    </text:list-item>
                  </text:list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3681544473506025518" text:style-name="L36">
        <text:list-item>
          <text:p text:style-name="P60">TASK : slice (TASKS-13)</text:p>
          <text:list>
            <text:list-item>
              <text:p text:style-name="P60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3329149009117838649" text:style-name="L37">
        <text:list-item>
          <text:p text:style-name="P61">REVIEW </text:p>
        </text:list-item>
        <text:list-item>
          <text:p text:style-name="P61">TASK-1 </text:p>
          <text:list>
            <text:list-item>
              <text:list>
                <text:list-item>
                  <text:p text:style-name="P105">slice (TASKS-13)</text:p>
                </text:list-item>
                <text:list-item>
                  <text:p text:style-name="P6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5501438" text:continue-numbering="true" text:style-name="L37">
        <text:list-item>
          <text:list>
            <text:list-item>
              <text:p text:style-name="P61">T-1.1 : start iteration</text:p>
              <text:list>
                <text:list-item>
                  <text:p text:style-name="P61">CODE</text:p>
                </text:list-item>
                <text:list-item>
                  <text:p text:style-name="P61">TEST : //debug:20200524_160552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T-1.2 : iteration ==&gt; more → 500</text:p>
              <text:list>
                <text:list-item>
                  <text:p text:style-name="P61">//_20200524_162513:tmp</text:p>
                </text:list-item>
                <text:list-item>
                  <text:p text:style-name="P61">==&gt; OK </text:p>
                </text:list-item>
              </text:list>
            </text:list-item>
            <text:list-item>
              <text:p text:style-name="P61">T-1.3 : “$lo_CSV_Lines_By_Day” =&gt; each entry : first line ?</text:p>
              <text:list>
                <text:list-item>
                  <text:p text:style-name="P61">//_20200524_162938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4 : same as T-1.3; max iteration ==&gt; 700</text:p>
              <text:list>
                <text:list-item>
                  <text:p text:style-name="P61">//_20200524_162513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max iteration ==&gt; off</text:p>
              <text:list>
                <text:list-item>
                  <text:p text:style-name="P61">//debug:20200524_160552</text:p>
                </text:list-item>
                <text:list-item>
                  <text:p text:style-name="P61">EXEC</text:p>
                </text:list-item>
                <text:list-item>
                  <text:p text:style-name="P61"><text:soft-page-break/>search ==&gt; “$lines_Day[0] =&gt;”</text:p>
                </text:list-item>
                <text:list-item>
                  <text:p text:style-name="P61"><text:span text:style-name="T1">#_ </text:span>PROBLEM : “5/21” → not included</text:p>
                  <text:list>
                    <text:list-item>
                      <text:p text:style-name="P61">TRY-1 : //_20200524_164203:tmp</text:p>
                      <text:list>
                        <text:list-item>
                          <text:p text:style-name="P61">//_20200524_164445:fix</text:p>
                        </text:list-item>
                        <text:list-item>
                          <text:p text:style-name="P61">==&gt; search “$lines_Day[0] =&gt;”</text:p>
                        </text:list-item>
                        <text:list-item>
                          <text:p text:style-name="P6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360671029604427619" text:style-name="L38">
        <text:list-item>
          <text:p text:style-name="P62">TASK : TASKS-13.1</text:p>
          <text:list>
            <text:list-item>
              <text:p text:style-name="P62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295568708323154400" text:style-name="L39">
        <text:list-item>
          <text:p text:style-name="P63">REVIEW </text:p>
        </text:list-item>
        <text:list-item>
          <text:p text:style-name="P63">TASK-1<text:span text:style-name="T16"> : TASKS-13.1</text:span></text:p>
          <text:list>
            <text:list-item>
              <text:list>
                <text:list-item>
                  <text:p text:style-name="P88">//_20200524_165246:next (FxAdminController)</text:p>
                </text:list-item>
              </text:list>
            </text:list-item>
            <text:list-item>
              <text:p text:style-name="P63"><text:span text:style-name="T2">#_ </text:span><text:span text:style-name="T16">T-1.1 : func : slice_Raw_Data_By_Day__V2</text:span></text:p>
              <text:list>
                <text:list-item>
                  <text:p text:style-name="P88">CODE</text:p>
                  <text:list>
                    <text:list-item>
                      <text:p text:style-name="P88">//_20200525_160049:tmp (LibFxAdmin)</text:p>
                    </text:list-item>
                    <text:list-item>
                      <text:p text:style-name="P88">//_20200524_165246:next (FxAdminController) </text:p>
                    </text:list-item>
                  </text:list>
                </text:list-item>
                <text:list-item>
                  <text:p text:style-name="P63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5504935" text:continue-numbering="true" text:style-name="L39">
        <text:list-item>
          <text:list>
            <text:list-item>
              <text:p text:style-name="P88">T-1.2 : write to file </text:p>
              <text:list>
                <text:list-item>
                  <text:list>
                    <text:list-item>
                      <text:p text:style-name="P88">//_20200525_161041:tmp</text:p>
                    </text:list-item>
                  </text:list>
                </text:list-item>
              </text:list>
            </text:list-item>
            <text:list-item>
              <text:p text:style-name="P63"><text:span text:style-name="T2">#_ </text:span><text:span text:style-name="T16">T-1.2.1 : build → dst dir path</text:span></text:p>
            </text:list-item>
            <text:list-item>
              <text:p text:style-name="P63"><text:span text:style-name="T2">#_ </text:span><text:span text:style-name="T16">T-1.2.2 : make dirs </text:span>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63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8511581861079943402" text:style-name="L40">
        <text:list-item>
          <text:p text:style-name="P64">TASK : this ==&gt; T-1.2.3 (<text:span text:style-name="T16">TASKS-13.1)</text:span></text:p>
          <text:list>
            <text:list-item>
              <text:p text:style-name="P89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031432487770273460" text:style-name="L41">
        <text:list-item>
          <text:p text:style-name="P6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5482438" text:continue-numbering="true" text:style-name="L41">
        <text:list-item>
          <text:p text:style-name="P65">TASK-1</text:p>
          <text:list>
            <text:list-item>
              <text:p text:style-name="P65">T-1.1 : build file full path</text:p>
              <text:list>
                <text:list-item>
                  <text:p text:style-name="P65">==&gt; OK : //_20200526_114404:tmp</text:p>
                </text:list-item>
              </text:list>
            </text:list-item>
            <text:list-item>
              <text:p text:style-name="P65">T-1.2 : file ==&gt; wri<text:span text:style-name="T16">te (blank)</text:span></text:p>
              <text:list>
                <text:list-item>
                  <text:p text:style-name="P90">//_20200526_114428:tmp</text:p>
                </text:list-item>
                <text:list-item>
                  <text:p text:style-name="P90"><text:soft-page-break/>==&gt; OK</text:p>
                </text:list-item>
              </text:list>
            </text:list-item>
            <text:list-item>
              <text:p text:style-name="P90">T-1.3 : file → write : header</text:p>
              <text:list>
                <text:list-item>
                  <text:p text:style-name="P90">//_20200526_114637:tm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4 : file → write : data</text:p>
              <text:list>
                <text:list-item>
                  <text:p text:style-name="P90">//_20200526_115023:tmp</text:p>
                </text:list-item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8">[next]</text:p>
      <text:list xml:id="list834087705834147704" text:style-name="L42">
        <text:list-item>
          <text:p text:style-name="P66">TASK : continue ==&gt; wri<text:span text:style-name="T16">tten csv lines → reverse order ----&gt; Z-A</text:span></text:p>
          <text:list>
            <text:list-item>
              <text:p text:style-name="P91">//_20200526_115844:next // FxAdminController</text:p>
            </text:list-item>
            <text:list-item>
              <text:p text:style-name="P91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127947922547954755" text:style-name="L43">
        <text:list-item>
          <text:p text:style-name="P67">REVIEW <text:s/></text:p>
        </text:list-item>
        <text:list-item>
          <text:p text:style-name="P67">TASK-1 : wri<text:span text:style-name="T16">tten csv lines → reverse order ----&gt; Z-A</text:span></text:p>
          <text:list>
            <text:list-item>
              <text:list>
                <text:list-item>
                  <text:p text:style-name="P92">//_20200526_115844:next // FxAdminController</text:p>
                </text:list-item>
                <text:list-item>
                  <text:p text:style-name="P9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5486105" text:continue-numbering="true" text:style-name="L43">
        <text:list-item>
          <text:list>
            <text:list-item>
              <text:p text:style-name="P67">T-1.1 : conditioning</text:p>
              <text:list>
                <text:list-item>
                  <text:p text:style-name="P67">CODE : //_20200526_183618:tmp</text:p>
                </text:list-item>
                <text:list-item>
                  <text:p text:style-name="P67"><text:soft-page-break/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022739028413360782" text:style-name="L44">
        <text:list-item>
          <text:p text:style-name="P68">TASK : TASKS-13b</text:p>
          <text:list>
            <text:list-item>
              <text:p text:style-name="P68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3232199350825713500" text:style-name="L45">
        <text:list-item>
          <text:p text:style-name="P6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5491018" text:continue-numbering="true" text:style-name="L45">
        <text:list-item>
          <text:p text:style-name="P69">TASK-1 : TASKS-13b </text:p>
          <text:list>
            <text:list-item>
              <text:list>
                <text:list-item>
                  <text:p text:style-name="P69">//_20200526_184754:next<text:tab/>FxAdminController</text:p>
                </text:list-item>
                <text:list-item>
                  <text:p text:style-name="P69">use → param vals</text:p>
                </text:list-item>
              </text:list>
            </text:list-item>
            <text:list-item>
              <text:p text:style-name="P69"><text:span text:style-name="T1">#_ </text:span>T-1.1 : show → param vals in debug lines</text:p>
            </text:list-item>
            <text:list-item>
              <text:p text:style-name="P69">T-1.2 : use ==&gt; new csv file</text:p>
              <text:list>
                <text:list-item>
                  <text:p text:style-name="P69">05.15 ~ last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5512890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3 : 5.13 ~</text:p>
              <text:list>
                <text:list-item>
                  <text:p text:style-name="P69"><text:soft-page-break/>new csv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5494028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8745382528934926689" text:style-name="L46">
        <text:list-item>
          <text:p text:style-name="P70">TASK : COMPLETE</text:p>
        </text:list-item>
        <text:list-item>
          <text:p text:style-name="P70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8797393797109994510" text:style-name="L47">
        <text:list-item>
          <text:p text:style-name="P71">REVIEW </text:p>
        </text:list-item>
        <text:list-item>
          <text:p text:style-name="P71">TASK-1 : setup</text:p>
          <text:list>
            <text:list-item>
              <text:p text:style-name="P71">T-1.1 : DUP ==&gt; fx_tester_T_1</text:p>
              <text:list>
                <text:list-item>
                  <text:p text:style-name="P71">DUP</text:p>
                </text:list-item>
                <text:list-item>
                  <text:p text:style-name="P71">skeleton </text:p>
                </text:list-item>
                <text:list-item>
                  <text:p text:style-name="P7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551402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1">==&gt; OK : “Missing View”</text:p>
                    </text:list-item>
                  </text:list>
                </text:list-item>
              </text:list>
            </text:list-item>
            <text:list-item>
              <text:p text:style-name="P71"><text:soft-page-break/>T-1.2 : view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83226879526982405" text:style-name="L48">
        <text:list-item>
          <text:p text:style-name="P72">TASK<text:span text:style-name="T16"> : TASKS-29.1</text:span></text:p>
          <text:list>
            <text:list-item>
              <text:p text:style-name="P93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2374777425604729078" text:style-name="L49">
        <text:list-item>
          <text:p text:style-name="P7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5498587" text:continue-numbering="true" text:style-name="L49">
        <text:list-item>
          <text:p text:style-name="P73">TASK-1 : <text:span text:style-name="T16">TASKS-29.1</text:span></text:p>
          <text:list>
            <text:list-item>
              <text:list>
                <text:list-item>
                  <text:p text:style-name="P94">//_20200527_103506:next</text:p>
                </text:list-item>
                <text:list-item>
                  <text:p text:style-name="P94">new FUNC : fx_tester_T_1__Order_Buy__V2()</text:p>
                </text:list-item>
              </text:list>
            </text:list-item>
            <text:list-item>
              <text:p text:style-name="P94"><text:span text:style-name="T1">#_ </text:span>T-1.1</text:p>
              <text:list>
                <text:list-item>
                  <text:p text:style-name="P94">sig / label / caller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pan text:style-name="T1">#_ </text:span>T-1.2 : “step : 0 : 0 : A : 1” ==&gt; params</text:p>
              <text:list>
                <text:list-item>
                  <text:p text:style-name="P94">//_20200528_140405:ref</text:p>
                </text:list-item>
                <text:list-item>
                  <text:p text:style-name="P94"><text:soft-page-break/>CODE : //_20200528_140426:tmp</text:p>
                </text:list-item>
                <text:list-item>
                  <text:p text:style-name="P94"/>
                </text:list-item>
              </text:list>
            </text:list-item>
            <text:list-item>
              <text:p text:style-name="P94">T-1.X : “prep : log dir” : </text:p>
              <text:list>
                <text:list-item>
                  <text:p text:style-name="P94">ref : //_20200201_161421:tmp</text:p>
                </text:list-item>
                <text:list-item>
                  <text:p text:style-name="P94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57570445480547880" text:style-name="L50">
        <text:list-item>
          <text:p text:style-name="P74">TASK-1 : <text:span text:style-name="T16">“prep : log dir” : </text:span></text:p>
          <text:list>
            <text:list-item>
              <text:p text:style-name="P95">ref : //_20200201_161421:tmp</text:p>
            </text:list-item>
            <text:list-item>
              <text:p text:style-name="P95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3829408445689618911" text:style-name="L51">
        <text:list-item>
          <text:p text:style-name="P7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5492266" text:continue-numbering="true" text:style-name="L51">
        <text:list-item>
          <text:p text:style-name="P75">TASK-1</text:p>
          <text:list>
            <text:list-item>
              <text:p text:style-name="P75">T-1.1 : dpath log</text:p>
              <text:list>
                <text:list-item>
                  <text:p text:style-name="P75">//_20200529_181231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<text:soft-page-break/>T-1.2 : “prep : log dir” ==&gt; to a func</text:p>
              <text:list>
                <text:list-item>
                  <text:p text:style-name="P75">CODE : //_20200529_182703:tmp</text:p>
                  <text:list>
                    <text:list-item>
                      <text:p text:style-name="P75">fx_tester_T_1__Order_Buy__V2__Log_Dir</text:p>
                    </text:list-item>
                  </text:list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3 : params ==&gt; to a func</text:p>
              <text:list>
                <text:list-item>
                  <text:p text:style-name="P75">CODE : //_20200529_183406:tmp</text:p>
                  <text:list>
                    <text:list-item>
                      <text:p text:style-name="P75">fx_tester_T_1__Order_Buy__V2__Params</text:p>
                    </text:list-item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311820896100987750" text:style-name="L52">
        <text:list-item>
          <text:p text:style-name="P76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1787203224308219301" text:style-name="L53">
        <text:list-item>
          <text:p text:style-name="P7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5508039" text:continue-numbering="true" text:style-name="L53">
        <text:list-item>
          <text:p text:style-name="P77">TASK-1 </text:p>
          <text:list>
            <text:list-item>
              <text:list>
                <text:list-item>
                  <text:p text:style-name="P77">//_20200529_185258:next (FxTestController)</text:p>
                </text:list-item>
                <text:list-item>
                  <text:p text:style-name="P77">TASKS-29.2 : get : list of bardatas</text:p>
                </text:list-item>
                <text:list-item>
                  <text:p text:style-name="P77">csv</text:p>
                  <text:list>
                    <text:list-item>
                      <text:p text:style-name="P77"/>
                    </text:list-item>
                  </text:list>
                </text:list-item>
              </text:list>
            </text:list-item>
            <text:list-item>
              <text:p text:style-name="P77">T-1.1 : review the situation</text:p>
              <text:list>
                <text:list-item>
                  <text:p text:style-name="P77">wri<text:span text:style-name="T16">te log : //_20200530_130239:tmp</text:span>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77"><text:span text:style-name="T2">#_ </text:span><text:span text:style-name="T16">SEG-1 : gen → slicded csv files</text:span></text:p>
              <text:list>
                <text:list-item>
                  <text:p text:style-name="P96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5511245" text:continue-numbering="true" text:style-name="L53">
        <text:list-item>
          <text:list>
            <text:list-item>
              <text:p text:style-name="P96">SEG-2 : new param ==&gt; dpath for source csv file</text:p>
              <text:list>
                <text:list-item>
                  <text:p text:style-name="P96">S-2.1 : //_20200528_132032:head</text:p>
                  <text:list>
                    <text:list-item>
                      <text:p text:style-name="P96">CODE</text:p>
                    </text:list-item>
                    <text:list-item>
                      <text:p text:style-name="P96">TEST ==&gt; </text:p>
                    </text:list-item>
                  </text:list>
                </text:list-item>
              </text:list>
            </text:list-item>
            <text:list-item>
              <text:p text:style-name="P96">T-1.2 : review ==&gt; Libfx::get_ListOf_BarDatas</text:p>
              <text:list>
                <text:list-item>
                  <text:p text:style-name="P96">new FUNC : Libfx::get_ListOf_BarDatas__V2</text:p>
                  <text:list>
                    <text:list-item>
                      <text:p text:style-name="P96">DUP / sig / labels / skeleton / </text:p>
                    </text:list-item>
                    <text:list-item>
                      <text:p text:style-name="P96"><text:soft-page-break/>caller 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 : get_ListOf_BarDatas__V2</text:p>
              <text:list>
                <text:list-item>
                  <text:p text:style-name="P96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355506513285859855" text:style-name="L54">
        <text:list-item>
          <text:p text:style-name="P78">TASK : testing</text:p>
          <text:list>
            <text:list-item>
              <text:p text:style-name="P78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6967573222281386149" text:style-name="L55">
        <text:list-item>
          <text:p text:style-name="P79">REVIEW </text:p>
        </text:list-item>
        <text:list-item>
          <text:p text:style-name="P79">TASK-1 : testing</text:p>
          <text:list>
            <text:list-item>
              <text:list>
                <text:list-item>
                  <text:p text:style-name="P79">//_20200530_143853:next (FxTestController)</text:p>
                </text:list-item>
              </text:list>
            </text:list-item>
            <text:list-item>
              <text:p text:style-name="P79">T-1.1 </text:p>
              <text:list>
                <text:list-item>
                  <text:p text:style-name="P79">draw : flowchart</text:p>
                  <text:list>
                    <text:list-item>
                      <text:p text:style-name="P79">ref : </text:p>
                      <text:list>
                        <text:list-item>
                          <text:p text:style-name="P7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9">SEG-1 : while-loop ==&gt; to a func</text:p>
                      <text:list>
                        <text:list-item>
                          <text:p text:style-name="P79">S-1.1</text:p>
                          <text:list>
                            <text:list-item>
                              <text:p text:style-name="P79">//_20200531_132021:tmp</text:p>
                            </text:list-item>
                            <text:list-item>
                              <text:p text:style-name="P79">fx_tester_T_1__Order_Buy__V2__While_Loop</text:p>
                            </text:list-item>
                          </text:list>
                        </text:list-item>
                        <text:list-item>
                          <text:p text:style-name="P79">TEST ==&gt; 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SEG-2 : new FILE : PD.php (pattern detecter)</text:p>
                      <text:list>
                        <text:list-item>
                          <text:p text:style-name="P79">S-2.1 : new FILE : PD.php</text:p>
                          <text:list>
                            <text:list-item>
                              <text:p text:style-name="P79">DUP</text:p>
                            </text:list-item>
                            <text:list-item>
                              <text:p text:style-name="P79">==&gt; OK</text:p>
                            </text:list-item>
                          </text:list>
                        </text:list-item>
                        <text:list-item>
                          <text:p text:style-name="P79">S-2.2 : new FUNC : dp_All()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12216359449732437" text:style-name="L56">
        <text:list-item>
          <text:p text:style-name="P80">TASK : while-loop ==&gt; add → for-loop</text:p>
          <text:list>
            <text:list-item>
              <text:p text:style-name="P80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7964967556381667477" text:style-name="L57">
        <text:list-item>
          <text:p text:style-name="P81">REVIEW </text:p>
        </text:list-item>
        <text:list-item>
          <text:p text:style-name="P81">TASK-1 : while-loop ==&gt; add → for-loop</text:p>
          <text:list>
            <text:list-item>
              <text:list>
                <text:list-item>
                  <text:p text:style-name="P81">//_20200531_142253:next</text:p>
                </text:list-item>
              </text:list>
            </text:list-item>
            <text:list-item>
              <text:p text:style-name="P81"><text:span text:style-name="T1">#_ </text:span>T-1.1 </text:p>
              <text:list>
                <text:list-item>
                  <text:p text:style-name="P81">for-loop ==&gt; start coding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pan text:style-name="T1">#_ </text:span>T-1.2 : for-loop ==&gt; to a func</text:p>
              <text:list>
                <text:list-item>
                  <text:p text:style-name="P81">new FUNC : fx_tester_T_1__Order_Buy__V2__For_Loop</text:p>
                  <text:list>
                    <text:list-item>
                      <text:p text:style-name="P81">//_20200601_093740:caller</text:p>
                    </text:list-item>
                    <text:list-item>
                      <text:p text:style-name="P81">//_20200601_093744:head</text:p>
                    </text:list-item>
                    <text:list-item>
                      <text:p text:style-name="P81">//_20200601_093747:wl</text:p>
                    </text:list-item>
                  </text:list>
                </text:list-item>
                <text:list-item>
                  <text:p text:style-name="P81">debug : //debug:20200601_094308</text:p>
                </text:list-item>
                <text:list-item>
                  <text:p text:style-name="P81">TEST ==&gt;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3 : “position ==&gt; taken ?” → in the for-loop</text:p>
              <text:list>
                <text:list-item>
                  <text:p text:style-name="P81"><text:span text:style-name="T1">#_ </text:span>CODE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loop ==&gt; get total num</text:p>
              <text:list>
                <text:list-item>
                  <text:p text:style-name="P81">CODE : //_20200601_101537:tmp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84189573663882329" text:style-name="L58">
        <text:list-item>
          <text:p text:style-name="P82">TASK : pattern detection</text:p>
          <text:list>
            <text:list-item>
              <text:p text:style-name="P82">//_20200601_101636:next</text:p>
            </text:list-item>
            <text:list-item>
              <text:p text:style-name="P82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4595038743297709785" text:style-name="L59">
        <text:list-item>
          <text:p text:style-name="P83">REVIEW </text:p>
        </text:list-item>
        <text:list-item>
          <text:p text:style-name="P83">TASK-1 </text:p>
          <text:list>
            <text:list-item>
              <text:list>
                <text:list-item>
                  <text:p text:style-name="P106">pattern detection</text:p>
                  <text:list>
                    <text:list-item>
                      <text:p text:style-name="P83">//_20200601_101636:next</text:p>
                    </text:list-item>
                    <text:list-item>
                      <text:p text:style-name="P83">ref : //_20200601_101723:ref</text:p>
                    </text:list-item>
                  </text:list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ING : C/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3">CODE : //_20200601_142250:tmp</text:p>
                </text:list-item>
                <text:list-item>
                  <text:p text:style-name="P83">TEST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3: “j2 : Y : 2” : flag</text:p>
              <text:list>
                <text:list-item>
                  <text:p text:style-name="P83"><text:span text:style-name="T1">#_ </text:span>CODE 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4 : “step : 2 : j2 : choice-1 : Y : 3” → position</text:p>
              <text:list>
                <text:list-item>
                  <text:p text:style-name="P83">CODE : //_20200601_150706:tm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oft-page-break/>T-1.5 : “step : 2 : j2 : choice-1 : Y : 4” → flag </text:p>
              <text:list>
                <text:list-item>
                  <text:p text:style-name="P83">CODE : //_20200601_151123:tmp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37743409280509414" text:style-name="L60">
        <text:list-item>
          <text:p text:style-name="P84">TASK : for-loop index ==&gt; return var $i → ($i * 2) ==&gt;</text:p>
          <text:list>
            <text:list-item>
              <text:p text:style-name="P84">==&gt; in while-loop → add line</text:p>
              <text:list>
                <text:list-item>
                  <text:p text:style-name="P84">“if $i &gt; $lenOf_LO_BarDatas ==&gt; break while-loop”</text:p>
                </text:list-item>
              </text:list>
            </text:list-item>
            <text:list-item>
              <text:p text:style-name="P84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8"><text:span text:style-name="T20">@@@</text:span></text:p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XXX</text:p>
      <text:p text:style-name="P6"/>
      <text:p text:style-name="P8">[do] <text:span text:style-name="T1">#_ </text:span></text:p>
      <text:list xml:id="list7249232342393242489" text:style-name="L69">
        <text:list-item>
          <text:p text:style-name="P87">REVIEW </text:p>
        </text:list-item>
        <text:list-item>
          <text:p text:style-name="P87">TASK-1</text:p>
        </text:list-item>
      </text:list>
      <text:p text:style-name="P8"/>
      <text:p text:style-name="P8">[next]</text:p>
      <text:list xml:id="list2977961639893418497" text:style-name="L68">
        <text:list-item>
          <text:p text:style-name="P8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0"/>
      <text:p text:style-name="P6"><text:soft-page-break/></text:p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5505763" text:continue-list="list35485430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7283731876605855121" text:style-name="L61">
        <text:list-item>
          <text:p text:style-name="P8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25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317041012416774239" text:style-name="L62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85122" text:continue-numbering="true" text:style-name="L62">
        <text:list-item>
          <text:p text:style-name="P97"/>
        </text:list-item>
      </text:list>
      <text:p text:style-name="P12">/ ------------------------------------------------------- [STEPS : start] 20191224_114459 /</text:p>
      <text:p text:style-name="P6"/>
      <text:p text:style-name="P11"><text:soft-page-break/>------------------------------------------------------- [STEPS : closing] 20191220_142139</text:p>
      <text:list xml:id="list6640410758518835856" text:style-name="L63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829523253957148624" text:style-name="L64">
              <text:list-item>
                <text:p text:style-name="P115">M – w &gt; a (new window)</text:p>
              </text:list-item>
              <text:list-item>
                <text:p text:style-name="P115">doc 2 : select → session number</text:p>
              </text:list-item>
              <text:list-item>
                <text:p text:style-name="P115">doc 1</text:p>
                <text:list>
                  <text:list-item>
                    <text:p text:style-name="P115">DUP → template</text:p>
                  </text:list-item>
                  <text:list-item>
                    <text:p text:style-name="P115">session num → paste</text:p>
                  </text:list-item>
                  <text:list-item>
                    <text:p text:style-name="P115">datetime ==&gt; change to “XXX”</text:p>
                  </text:list-item>
                  <text:list-item>
                    <text:p text:style-name="P115">session num → update</text:p>
                  </text:list-item>
                </text:list>
              </text:list-item>
              <text:list-item>
                <text:p text:style-name="P115">doc 2 : select → session string</text:p>
              </text:list-item>
              <text:list-item>
                <text:p text:style-name="P11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139005679545302789" text:style-name="L65">
              <text:list-item>
                <text:p text:style-name="P116">commit</text:p>
                <text:list>
                  <text:list-item>
                    <text:p text:style-name="P116">jve</text:p>
                  </text:list-item>
                  <text:list-item>
                    <text:p text:style-name="P11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836501481829254771" text:style-name="L66">
              <text:list-item>
                <text:p text:style-name="P117">doc 1 : select → git push, echo</text:p>
              </text:list-item>
              <text:list-item>
                <text:p text:style-name="P11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echo.&gt;&gt; C:\WORKS_2\shortcuts_docs\start_log_JVE_44_10_2.[fx-php-tester].bat &amp;&amp; </text:span><text:span text:style-name="T21">r oj &amp;&amp; e &amp;&amp; p &amp;&amp; r c &amp;&amp; e &amp;&amp; p &amp;&amp; </text:span><text:span text:style-name="T10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770954672619792049" text:style-name="L67">
              <text:list-item>
                <text:p text:style-name="P118">eclipse</text:p>
              </text:list-item>
              <text:list-item>
                <text:p text:style-name="P118">mt4</text:p>
              </text:list-item>
              <text:list-item>
                <text:p text:style-name="P118">folders</text:p>
              </text:list-item>
              <text:list-item>
                <text:p text:style-name="P118">sakura files</text:p>
              </text:list-item>
              <text:list-item>
                <text:p text:style-name="P118">docs</text:p>
              </text:list-item>
            </text:list>
          </table:table-cell>
        </table:table-row>
      </table:table>
      <text:list xml:id="list35486767" text:continue-list="list6640410758518835856" text:style-name="L63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505725" text:continue-numbering="true" text:style-name="L63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5503950" text:continue-numbering="true" text:style-name="L63">
        <text:list-item>
          <text:p text:style-name="P28">move “<text:span text:style-name="T6">@@@</text:span>”</text:p>
        </text:list-item>
        <text:list-item>
          <text:p text:style-name="P99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1T15:28:12.89</dc:date>
    <dc:creator>iwabuchi ken</dc:creator>
    <meta:editing-duration>P6DT15H33M6S</meta:editing-duration>
    <meta:editing-cycles>873</meta:editing-cycles>
    <meta:generator>OpenOffice/4.1.3$Win32 OpenOffice.org_project/413m1$Build-9783</meta:generator>
    <meta:document-statistic meta:table-count="32" meta:image-count="0" meta:object-count="3" meta:page-count="42" meta:paragraph-count="889" meta:word-count="3508" meta:character-count="292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